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E0000017FC003B1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stroke="none" draw:fill="solid" draw:fill-color="#c0c0c0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00cc99" draw:auto-grow-height="true" fo:min-height="12.799cm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family="Mercedes" style:font-pitch="variable" fo:font-size="14pt" style:font-size-asian="14pt" style:font-size-complex="14pt"/>
    </style:style>
    <style:style style:name="T1" style:family="text">
      <style:text-properties fo:color="#ffffff" fo:font-family="Mercedes" style:font-pitch="variable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custom-shape draw:style-name="gr1" draw:text-style-name="P1" draw:layer="layout" svg:width="8.89cm" svg:height="20.955cm" svg:x="9.525cm" svg:y="0cm">
          <text:p/>
          <draw:enhanced-geometry svg:viewBox="0 0 21600 21600" draw:type="rectangle" draw:enhanced-path="M 0 0 L 21600 0 21600 21600 0 21600 0 0 Z N"/>
        </draw:custom-shape>
        <draw:path draw:style-name="gr2" draw:layer="layout" svg:width="11.075cm" svg:height="18.496cm" draw:transform="skewX (-7.09935201673966E-017) rotate (-2.67785867133558) translate (23.8905018157398cm 15.6857135937823cm)" svg:viewBox="0 0 11076 18497" svg:d="m144-32154 356 151 465 76 299 85 368-36 214-175 441-126 352-265 579-465 378-441 264 227 164 301-114 417-138 402-151 617v189l101-12 75-403 163-328c0 0 38 365 38 302s-87 491-87 491l87 201 89 13 38-139-76-38 50-351 38-517 126 252 12 416 51 339 125-63-37-554-51-528c0 0 126 188 101 176s152 264 152 264c0 0 99 114 49 89s101-76 101-76l-151-327-214-390 63-189 101-327-38-239-289-240-240-214 844-679 566-504 567-693 415-767 278-869 503 126 592-50 200-151c0 0 90-491 115-479s125-503 125-503l151-113 151 264 76 227 88 12c0 0-51-340-63-315s-76-226-88-201 188 0 188 0l278 201c0 0 189 253 163 240s126 63 126 63l-76-164-87-201-328-227 126-63 454-88 377-63h252l-88-76c0 0-466-12-416 13s-541 13-541 13l-164 12c0 0 378-378 365-352s516-718 516-718l51-101-126 1-554 729-465 366h-378l377-630 26-239c0 0-114 38-64 0s-352 642-340 617-263 277-263 277l-215 302-126 692c0 0-63 126-50 101s-302-88-302-88c0 0-302-151-252-126s-226-114-226-114l427-1548 466-1497 378-1259 441-1574 214-1309 227-1019 151-697c0 0 156-803 156-733s211-563 211-563c0 0 296-521 268-465s282-423 282-423c0 0 253-155 225-169s578-168 549-183 325-14 325-14l-43-56-310-14-394 84-352 141-352 353-353 633c0 0-240 620-254 648s-465 1494-465 1494c0 0-468 1978-459 1959s-314 1011-314 1011l-611 1651c0 0-726 1689-736 1661s-544 1087-544 1087l-305 468-514-103-239-99-123-61c0 0 215-316 207-300s139-316 131-300 62-277 62-277c0 0 7-208 23-200s176-429 176-429c0 0 131-263 123-246s131-146 131-146v-78c0 0-169 108-184 101s-207 338-207 338l-192 383-162-22c0 0-208-238-193-231s-76-153-76-153c0 0-54-623-46-600s-38-461-38-461l-23-223-92-8c0 0 30 477 45 446s8 522 23 492-76 384-54 377-69 137-61 122-307-231-261-169-377-169-377-169l-276-100-123 15c0 0 38 116-15 108s345 77 345 77c0 0 385 154 369 146s269 269 238 254-146-16-130-8-238-139-223-131-285-7-207-8-262 62-262 62c0 0 253 69 192 39s422 115 422 115c0 0 216 184 139 107s245 200 245 200c0 0-353 54-330 46s-276 15-276 15c0 0 46 100-16 108s415-23 362-31 446-45 446-45c0 0-192 383-208 375s-254 547-245 531 91 277 91 277l269 191c0 0 315 139 300 131s261 131 138 69 338 131 323 124-192 115-200 91-376 394-354 387-332 339-332 339l-209 310c0 0-317 527-310 512s-311 440-282 382-209 419-209 419l-181 144c0 0 109-325 102-310s-94-462-36-397-231-260-217-253-137-50-115-58-216-35-195-42-224-94-224-94c0 0-187-94-152-94s-129-101-129-101c0 0-50-7-43-21s-8 194-51 137 195 151 123 115 346 173 346 173l87 43-751 202-325 72c0 0 0 108-7 87s87 79 72 72 166-44 123-29 267-138 245-129 354-58 333-51 122-29 100-22-245 166-238 151-295 231-281 203-137 129-144 108 65 50 21 28 188-13 151 22 253-180 239-151 245-202 216-180 137-94 130-80-216 325-209 311-58 223-58 186 72 73 22 66 166-188 180-109 166-367 166-367c0 0 108 36 72 36s-50 389-50 389l-22 404-2 247-478 437-373 228c0 0-271 133-230 102s-263 117-263 117l-237 156c0 0-327 172-337 141s-148 103-148 103l-79 103c-7-4-166 244-152 251s-145 220-134 199-202 209-202 209z">
          <text:p/>
        </draw:path>
        <draw:path draw:style-name="gr3" draw:layer="layout" svg:width="11.075cm" svg:height="18.496cm" draw:transform="skewX (-7.09935201673965E-017) rotate (-2.67785867133558) translate (14.7905018157274cm 15.6867135938027cm)" svg:viewBox="0 0 11076 18497" svg:d="m144-24015 356 151 465 76 299 85 368-36 214-175 441-126 352-265 579-465 378-441 264 227 164 301-114 417-138 402-151 617v189l101-12 75-403 163-328c0 0 38 365 38 302s-87 491-87 491l87 201 89 13 38-139-76-38 50-351 38-517 126 252 12 416 51 339 125-63-37-554-51-528c0 0 126 188 101 176s152 264 152 264c0 0 99 114 49 89s101-76 101-76l-151-327-214-390 63-189 101-327-38-239-289-240-240-214 844-679 566-504 567-693 415-767 278-869 503 126 592-50 200-151c0 0 90-491 115-479s125-503 125-503l151-113 151 264 76 227 88 12c0 0-51-340-63-315s-76-226-88-201 188 0 188 0l278 201c0 0 189 253 163 240s126 63 126 63l-76-164-87-201-328-227 126-63 454-88 377-63h252l-88-76c0 0-466-12-416 13s-541 13-541 13l-164 12c0 0 378-378 365-352s516-718 516-718l51-101-126 1-554 729-465 366h-378l377-630 26-239c0 0-114 38-64 0s-352 642-340 617-263 277-263 277l-215 302-126 692c0 0-63 126-50 101s-302-88-302-88c0 0-302-151-252-126s-226-114-226-114l427-1548 466-1497 378-1259 441-1574 214-1309 227-1019 151-697c0 0 156-803 156-733s211-563 211-563c0 0 296-521 268-465s282-423 282-423c0 0 253-155 225-169s578-168 549-183 325-14 325-14l-43-56-310-14-394 84-352 141-352 353-353 633c0 0-240 620-254 648s-465 1494-465 1494c0 0-468 1978-459 1959s-314 1011-314 1011l-611 1651c0 0-726 1689-736 1661s-544 1087-544 1087l-305 468-514-103-239-99-123-61c0 0 215-316 207-300s139-316 131-300 62-277 62-277c0 0 7-208 23-200s176-429 176-429c0 0 131-263 123-246s131-146 131-146v-78c0 0-169 108-184 101s-207 338-207 338l-192 383-162-22c0 0-208-238-193-231s-76-153-76-153c0 0-54-623-46-600s-38-461-38-461l-23-223-92-8c0 0 30 477 45 446s8 522 23 492-76 384-54 377-69 137-61 122-307-231-261-169-377-169-377-169l-276-100-123 15c0 0 38 116-15 108s345 77 345 77c0 0 385 154 369 146s269 269 238 254-146-16-130-8-238-139-223-131-285-7-207-8-262 62-262 62c0 0 253 69 192 39s422 115 422 115c0 0 216 184 139 107s245 200 245 200c0 0-353 54-330 46s-276 15-276 15c0 0 46 100-16 108s415-23 362-31 446-45 446-45c0 0-192 383-208 375s-254 547-245 531 91 277 91 277l269 191c0 0 315 139 300 131s261 131 138 69 338 131 323 124-192 115-200 91-376 394-354 387-332 339-332 339l-209 310c0 0-317 527-310 512s-311 440-282 382-209 419-209 419l-181 144c0 0 109-325 102-310s-94-462-36-397-231-260-217-253-137-50-115-58-216-35-195-42-224-94-224-94c0 0-187-94-152-94s-129-101-129-101c0 0-50-7-43-21s-8 194-51 137 195 151 123 115 346 173 346 173l87 43-751 202-325 72c0 0 0 108-7 87s87 79 72 72 166-44 123-29 267-138 245-129 354-58 333-51 122-29 100-22-245 166-238 151-295 231-281 203-137 129-144 108 65 50 21 28 188-13 151 22 253-180 239-151 245-202 216-180 137-94 130-80-216 325-209 311-58 223-58 186 72 73 22 66 166-188 180-109 166-367 166-367c0 0 108 36 72 36s-50 389-50 389l-22 404-2 247-478 437-373 228c0 0-271 133-230 102s-263 117-263 117l-237 156c0 0-327 172-337 141s-148 103-148 103l-79 103c-7-4-166 244-152 251s-145 220-134 199-202 209-202 209z">
          <text:p/>
        </draw:path>
        <presentation:notes draw:style-name="dp2">
          <draw:page-thumbnail draw:style-name="gr4" draw:layer="layout" svg:width="14.204cm" svg:height="10.655cm" svg:x="2.765cm" svg:y="2.134cm" draw:page-number="1" presentation:class="page"/>
          <draw:frame presentation:style-name="pr1" draw:text-style-name="P2" draw:layer="layout" svg:width="14.464cm" svg:height="13.063cm" svg:x="2.628cm" svg:y="13.4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5" draw:text-style-name="P4" draw:layer="layout" svg:width="7.406cm" svg:height="1.435cm" svg:x="22.05cm" svg:y="19.37cm">
          <draw:text-box>
            <text:p text:style-name="P3"><text:span text:style-name="T1">david.kneis (at) uni–potsdam.de</text:span></text:p>
            <text:p text:style-name="P3"><text:span text:style-name="T1">Last update: </text:span><text:span text:style-name="T1"><text:date style:data-style-name="D5" text:date-value="2011-02-21">Feb 21, 2011</text:date></text:span></text:p>
          </draw:text-box>
        </draw:frame>
        <draw:frame draw:style-name="gr6" draw:text-style-name="P1" draw:layer="layout" svg:width="30.48cm" svg:height="22.225cm" svg:x="0.001cm" svg:y="-0.827cm">
          <draw:image xlink:href="Pictures/10000000000001FE0000017FC003B10C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5cm" svg:y="2.134cm" draw:page-number="2" presentation:class="page"/>
          <draw:frame presentation:style-name="pr1" draw:text-style-name="P2" draw:layer="layout" svg:width="14.464cm" svg:height="13.063cm" svg:x="2.628cm" svg:y="13.4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2cm" fo:padding-bottom="0.132cm" fo:padding-left="0.264cm" fo:padding-right="0.264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4cm" fo:padding-right="0.264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8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16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175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33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33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33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33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33cm"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33cm" text:min-label-width="0.52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5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1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17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26cm" fo:min-width="0cm" fo:padding-top="0.132cm" fo:padding-bottom="0.132cm" fo:padding-left="0.264cm" fo:padding-right="0.264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426cm" fo:min-width="0cm" fo:padding-top="0.132cm" fo:padding-bottom="0.132cm" fo:padding-left="0.264cm" fo:padding-right="0.264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language="de" fo:country="DE" style:font-size-asian="11pt" style:font-size-complex="11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5.91cm" svg:x="1cm" svg:y="3.063cm"/>
      <draw:page-thumbnail draw:layer="backgroundobjects" svg:width="8.359cm" svg:height="5.91cm" svg:x="1cm" svg:y="11.259cm"/>
      <draw:page-thumbnail draw:layer="backgroundobjects" svg:width="8.359cm" svg:height="5.91cm" svg:x="1cm" svg:y="19.455cm"/>
      <draw:page-thumbnail draw:layer="backgroundobjects" svg:width="8.359cm" svg:height="5.91cm" svg:x="10.36cm" svg:y="3.063cm"/>
      <draw:page-thumbnail draw:layer="backgroundobjects" svg:width="8.359cm" svg:height="5.91cm" svg:x="10.36cm" svg:y="11.259cm"/>
      <draw:page-thumbnail draw:layer="backgroundobjects" svg:width="8.359cm" svg:height="5.91cm" svg:x="10.36cm" svg:y="19.455cm"/>
    </style:handout-master>
    <style:master-page style:name="Default" style:page-layout-name="PM1" draw:style-name="Mdp1">
      <draw:frame presentation:style-name="Default-outline1" draw:layer="backgroundobjects" svg:width="25.74cm" svg:height="13.86cm" svg:x="3.711cm" svg:y="5.132cm" presentation:class="outline" presentation:placeholder="true">
        <draw:text-box/>
      </draw:frame>
      <draw:frame presentation:style-name="Default-title" draw:layer="backgroundobjects" svg:width="25.74cm" svg:height="2.801cm" svg:x="3.958cm" svg:y="0.578cm" presentation:class="title" presentation:placeholder="true">
        <draw:text-box/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frame presentation:style-name="Mpr1" draw:text-style-name="MP5" draw:layer="backgroundobjects" svg:width="8.55cm" svg:height="1.425cm" svg:x="0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7" draw:layer="backgroundobjects" svg:width="8.55cm" svg:height="1.425cm" svg:x="11.17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Default-title" draw:layer="backgroundobjects" svg:width="14.204cm" svg:height="10.655cm" svg:x="2.765cm" svg:y="2.134cm" presentation:class="page"/>
        <draw:frame presentation:style-name="Default-notes" draw:layer="backgroundobjects" svg:width="14.464cm" svg:height="12.798cm" svg:x="2.628cm" svg:y="13.497cm" presentation:class="notes" presentation:placeholder="true">
          <draw:text-box/>
        </draw:frame>
        <draw:frame presentation:style-name="Mpr2" draw:text-style-name="MP5" draw:layer="backgroundobjects" svg:width="8.55cm" svg:height="1.425cm" svg:x="0cm" svg:y="27.004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7" draw:layer="backgroundobjects" svg:width="8.55cm" svg:height="1.425cm" svg:x="11.17cm" svg:y="27.004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-Präsentation</dc:title>
    <meta:initial-creator>Super User</meta:initial-creator>
    <meta:creation-date>2002-11-14T12:27:51</meta:creation-date>
    <dc:creator>David Kneis</dc:creator>
    <dc:date>2011-02-21T14:47:13</dc:date>
    <meta:print-date>2008-04-07T15:32:56</meta:print-date>
    <meta:editing-cycles>3570</meta:editing-cycles>
    <meta:editing-duration>PT581H06M26S</meta:editing-duration>
    <meta:generator>OpenOffice.org/3.2$Linux OpenOffice.org_project/320m12$Build-9483</meta:generator>
    <meta:document-statistic meta:object-count="28"/>
  </office:meta>
</office:document-meta>
</file>